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dFiveTimesRepeatedTestCase.repeatedFive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RepeatedTestCase.collectiveRepetitionsExcee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eatValueRepeatedTestCase.defaultRepe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gativeRepeatValueRepeatedTestCase.negativeRepe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RepeatedTestCase.firstRepetitionOfManyExceeds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dSpringRunnerTests.getRunn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dFiveTimesViaMetaAnnotationRepeatedTestCase.repeatedFive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dSpringRunnerTests.RepeatedSpringRunnerTests( String testClassName , int expectedFailureCount , int expectedTestStartedCount , int expectedTestFinishedCount , int expectedInvocation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nAnnotatedRepeatedTestCase.non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dSpringRunnerTests.assertRepet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imedRepeatedTestCase.repeatedFiveTimesButDoesNotExcee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dSpringRunnerTests.repetitio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epeatedTestCase.incrementInvoc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RepeatedTestCase.singleRepetitionExceeds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